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3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53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2.6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data_print_parameter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field_name</text:p>
          </table:table-cell>
          <table:table-cell table:style-name="ce1" office:value-type="string" calcext:value-type="string">
            <text:p>string</text:p>
          </table:table-cell>
          <table:table-cell office:value-type="string" calcext:value-type="string">
            <text:p>Field names (should be the same than in the data table)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nd this field be printed on label(s) ? (1 = YES)</text:p>
          </table:table-cell>
        </table:table-row>
        <table:table-row table:style-name="ro2">
          <table:table-cell office:value-type="string" calcext:value-type="string">
            <text:p>label_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° of the label on which the field should be printed (</text:p>
          </table:table-cell>
        </table:table-row>
        <table:table-row table:style-name="ro2">
          <table:table-cell office:value-type="string" calcext:value-type="string">
            <text:p>order_la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order of print on the label (max 4; labels are limited to 4 lines)</text:p>
          </table:table-cell>
        </table:table-row>
        <table:table-row table:style-name="ro2">
          <table:table-cell office:value-type="string" calcext:value-type="string">
            <text:p>print_field_name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dl a field name (often abbreviation) be printed ? (1 = YES)</text:p>
          </table:table-cell>
        </table:table-row>
        <table:table-row table:style-name="ro2">
          <table:table-cell office:value-type="string" calcext:value-type="string">
            <text:p>field_name_to_pr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f print_field_name = 1, what field name (prefix abbre) should be printed (note that some characters such as “_” creates bugs when compiling to pdf)</text:p>
          </table:table-cell>
        </table:table-row>
        <table:table-row table:style-name="ro2">
          <table:table-cell office:value-type="string" calcext:value-type="string">
            <text:p>print_opt_i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in italic ?</text:p>
          </table:table-cell>
        </table:table-row>
        <table:table-row table:style-name="ro2">
          <table:table-cell office:value-type="string" calcext:value-type="string">
            <text:p>print_opt_par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under brackets</text:p>
          </table:table-cell>
        </table:table-row>
        <table:table-row table:style-name="ro2">
          <table:table-cell office:value-type="string" calcext:value-type="string">
            <text:p>line_break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a line break do follow the data when printed ? (if 1 for the last information on the label, this will add a blank line below )</text:p>
          </table:table-cell>
        </table:table-row>
        <table:table-row table:style-name="ro2">
          <table:table-cell office:value-type="string" calcext:value-type="string">
            <text:p>print_opt_h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text be highlighted ?</text:p>
          </table:table-cell>
        </table:table-row>
      </table:table>
      <table:table table:name="Print_parameters_ex1" table:style-name="ta1">
        <table:table-column table:style-name="co3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opt_h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Print_parameters_ex2" table:style-name="ta1">
        <table:table-column table:style-name="co3" table:default-cell-style-name="ce1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c.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d.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Table_data" table:style-name="ta1">
        <table:table-column table:style-name="co3" table:default-cell-style-name="ce2"/>
        <table:table-column table:style-name="co5" table:default-cell-style-name="ce1"/>
        <table:table-column table:style-name="co3" table:default-cell-style-name="ce1"/>
        <table:table-column table:style-name="co6" table:default-cell-style-name="ce3"/>
        <table:table-column table:style-name="co3" table:default-cell-style-name="ce3"/>
        <table:table-column table:style-name="co3" table:number-columns-repeated="6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ec_date</text:p>
          </table:table-cell>
          <table:table-cell office:value-type="string" calcext:value-type="string">
            <text:p>rec_place</text:p>
          </table:table-cell>
          <table:table-cell office:value-type="string" calcext:value-type="string">
            <text:p>rec_cnt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_name</text:p>
          </table:table-cell>
          <table:table-cell office:value-type="string" calcext:value-type="string">
            <text:p>id_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office:annotation draw:style-name="gr1" draw:text-style-name="P2" svg:width="2.899cm" svg:height="3.361cm" svg:x="20.911cm" svg:y="0cm" draw:caption-point-x="-0.61cm" draw:caption-point-y="0.527cm">
              <dc:creator>NM</dc:creator>
              <dc:date>2024-10-03T00:00:00</dc:date>
              <text:p text:style-name="P1"><text:span text:style-name="T1">Avoid using letter </text:span><text:span text:style-name="T1">“F” alone, this </text:span><text:span text:style-name="T1">might interpreted </text:span><text:span text:style-name="T1">as “False” by R. </text:span><text:span text:style-name="T1">Espacially if </text:span><text:span text:style-name="T1">there is no “M” in </text:span><text:span text:style-name="T1">the table</text:span></text:p>
            </office:annotation>
            <text:p>\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\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\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ex</text:p>
          </table:table-cell>
          <table:table-cell/>
          <table:table-cell office:value-type="string" calcext:value-type="string">
            <text:p>pipie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 number:style="long" number:textual="true"/>
      <number:text> </number:text>
      <number:day/>
      <number:text>, </number:text>
      <number:year number:style="long"/>
    </number:date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Moiroux</meta:initial-creator>
    <meta:creation-date>2024-10-01T15:19:29.079792762</meta:creation-date>
    <dc:date>2024-10-07T17:50:45.661375224</dc:date>
    <dc:creator>Nicolas Moiroux</dc:creator>
    <meta:editing-duration>P1DT17H16M14S</meta:editing-duration>
    <meta:editing-cycles>44</meta:editing-cycles>
    <meta:generator>LibreOffice/7.3.7.2$Linux_X86_64 LibreOffice_project/30$Build-2</meta:generator>
    <meta:document-statistic meta:table-count="4" meta:cell-count="491" meta:object-count="0"/>
  </office:meta>
</office:document-meta>
</file>